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ed7618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eb6617" draw:marker-start-width="0.229cm" draw:marker-start-center="false" draw:marker-end-width="0.229cm" draw:marker-end-center="false" draw:fill="solid" draw:fill-color="#ffcc99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2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78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d684bf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ad4296" draw:marker-start-width="0.229cm" draw:marker-start-center="false" draw:marker-end-width="0.229cm" draw:marker-end-center="false" draw:fill="solid" draw:fill-color="#ffccff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75ab24" draw:marker-start-width="0.229cm" draw:marker-start-center="false" draw:marker-end-width="0.229cm" draw:marker-end-center="false" draw:fill="solid" draw:fill-color="#ccffc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1.094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772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cc99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ff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ccff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0.999cm" svg:height="0.989cm" svg:x="5.952cm" svg:y="14.09cm" draw:kind="section" draw:start-angle="0.02" draw:end-angle="35.71">
          <text:p/>
        </draw:ellipse>
        <draw:circle draw:style-name="gr2" draw:text-style-name="P2" draw:layer="layout" svg:width="4.001cm" svg:height="4.001cm" svg:x="4.451cm" svg:y="12.581cm" draw:kind="section" draw:start-angle="0.02" draw:end-angle="35.71">
          <text:p/>
        </draw:circle>
        <draw:frame draw:style-name="gr3" draw:text-style-name="P4" draw:layer="layout" svg:width="1.237cm" svg:height="1.37cm" svg:x="6.963cm" svg:y="13.995cm">
          <draw:text-box>
            <text:p text:style-name="P3"><text:span text:style-name="T1">36°</text:span></text:p>
          </draw:text-box>
        </draw:frame>
        <draw:line draw:style-name="gr4" draw:text-style-name="P5" draw:layer="layout" svg:x1="6.451cm" svg:y1="14.742cm" svg:x2="8.451cm" svg:y2="14.742cm">
          <text:p/>
        </draw:line>
        <draw:frame draw:style-name="gr5" draw:text-style-name="P4" draw:layer="layout" svg:width="1.289cm" svg:height="0.624cm" svg:x="6.809cm" svg:y="14.787cm">
          <draw:text-box>
            <text:p text:style-name="P3"><text:span text:style-name="T1">2 cm</text:span></text:p>
          </draw:text-box>
        </draw:frame>
        <draw:ellipse draw:style-name="gr6" draw:text-style-name="P6" draw:layer="layout" svg:width="0.999cm" svg:height="0.992cm" svg:x="8.701cm" svg:y="14.256cm" draw:kind="section" draw:start-angle="0.02" draw:end-angle="75.93">
          <text:p/>
        </draw:ellipse>
        <draw:circle draw:style-name="gr7" draw:text-style-name="P7" draw:layer="layout" svg:width="4.001cm" svg:height="4.001cm" svg:x="7.2cm" svg:y="12.75cm" draw:kind="section" draw:start-angle="0.02" draw:end-angle="75.93">
          <text:p/>
        </draw:circle>
        <draw:frame draw:style-name="gr3" draw:text-style-name="P4" draw:layer="layout" svg:width="1.101cm" svg:height="1.37cm" svg:x="9.499cm" svg:y="14.026cm">
          <draw:text-box>
            <text:p text:style-name="P3"><text:span text:style-name="T1">75°</text:span></text:p>
          </draw:text-box>
        </draw:frame>
        <draw:line draw:style-name="gr4" draw:text-style-name="P5" draw:layer="layout" svg:x1="9.2cm" svg:y1="14.927cm" svg:x2="11.2cm" svg:y2="14.927cm">
          <text:p/>
        </draw:line>
        <draw:frame draw:style-name="gr5" draw:text-style-name="P4" draw:layer="layout" svg:width="1.289cm" svg:height="0.624cm" svg:x="9.558cm" svg:y="14.976cm">
          <draw:text-box>
            <text:p text:style-name="P3"><text:span text:style-name="T1">5 cm</text:span></text:p>
          </draw:text-box>
        </draw:frame>
        <draw:ellipse draw:style-name="gr8" draw:text-style-name="P8" draw:layer="layout" svg:width="0.761cm" svg:height="0.742cm" svg:x="12.229cm" svg:y="14.412cm" draw:kind="section" draw:start-angle="0.05" draw:end-angle="124.98">
          <text:p/>
        </draw:ellipse>
        <draw:ellipse draw:style-name="gr9" draw:text-style-name="P9" draw:layer="layout" svg:width="4cm" svg:height="4.001cm" svg:x="10.595cm" svg:y="12.777cm" draw:kind="section" draw:start-angle="0.05" draw:end-angle="124.98">
          <text:p/>
        </draw:ellipse>
        <draw:line draw:style-name="gr4" draw:text-style-name="P5" draw:layer="layout" svg:x1="12.585cm" svg:y1="14.947cm" svg:x2="14.585cm" svg:y2="14.947cm">
          <text:p/>
        </draw:line>
        <draw:frame draw:style-name="gr10" draw:text-style-name="P4" draw:layer="layout" svg:width="1.594cm" svg:height="0.624cm" svg:x="12.792cm" svg:y="14.989cm">
          <draw:text-box>
            <text:p text:style-name="P3"><text:span text:style-name="T1">4,4 cm</text:span></text:p>
          </draw:text-box>
        </draw:frame>
        <draw:frame draw:style-name="gr11" draw:text-style-name="P4" draw:layer="layout" svg:width="1.272cm" svg:height="0.624cm" svg:x="12.517cm" svg:y="13.868cm">
          <draw:text-box>
            <text:p text:style-name="P3"><text:span text:style-name="T1">125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6:53:03.306804714</dc:date>
    <meta:editing-duration>PT46M1S</meta:editing-duration>
    <meta:editing-cycles>44</meta:editing-cycles>
    <meta:generator>LibreOffice/5.2.7.2$Linux_X86_64 LibreOffice_project/20m0$Build-2</meta:generator>
    <meta:document-statistic meta:object-count="15"/>
  </office:meta>
</office:document-meta>
</file>